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1" table:formula="of:=90%*[.D2]" office:value-type="percentage" office:value="0.135" calcext:value-type="percentage">
            <text:p>13,50 %</text:p>
          </table:table-cell>
          <table:table-cell table:style-name="ce1" table:formula="of:=[.D2]-[.B2]" office:value-type="percentage" office:value="0.015" calcext:value-type="percentage">
            <text:p>1,50 %</text:p>
          </table:table-cell>
          <table:table-cell table:style-name="ce1" office:value-type="percentage" office:value="0.15" calcext:value-type="percentage">
            <text:p>15,0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table:style-name="ce1" table:formula="of:=[.D3]-[.C3]" office:value-type="percentage" office:value="0.17" calcext:value-type="percentage">
            <text:p>17,00 %</text:p>
          </table:table-cell>
          <table:table-cell table:style-name="ce1" table:formula="of:=80%*[.D3]" office:value-type="percentage" office:value="0.68" calcext:value-type="percentage">
            <text:p>68,00 %</text:p>
          </table:table-cell>
          <table:table-cell table:style-name="ce1" table:formula="of:=1-[.D2]" office:value-type="percentage" office:value="0.85" calcext:value-type="percentage">
            <text:p>85,00 %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2]+[.B3]" office:value-type="percentage" office:value="0.305" calcext:value-type="percentage">
            <text:p>30,50 %</text:p>
          </table:table-cell>
          <table:table-cell table:style-name="ce1" table:formula="of:=[.C2]+[.C3]" office:value-type="percentage" office:value="0.695" calcext:value-type="percentage">
            <text:p>69,50 %</text:p>
          </table:table-cell>
          <table:table-cell table:style-name="ce1" table:formula="of:=[.B4]+[.C4]" office:value-type="percentage" office:value="1" calcext:value-type="percentage">
            <text:p>100,00 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(A | X1=1, X2=1, X3=0)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percentage" office:value="0.9" calcext:value-type="percentage">
            <text:p>90,00 %</text:p>
          </table:table-cell>
          <table:table-cell office:value-type="string" calcext:value-type="string">
            <text:p>P(X=x | A) <text:s/>= B(3, p)({x})</text:p>
          </table:table-cell>
          <table:table-cell table:style-name="ce1" table:formula="of:=COMBIN(3;[.C$10])*([.$A11])^([.C$10])*(1-[.$A11])^(3-[.C$10])" office:value-type="percentage" office:value="0.001" calcext:value-type="percentage">
            <text:p>0,10 %</text:p>
          </table:table-cell>
          <table:table-cell table:style-name="ce1" table:formula="of:=COMBIN(3;[.D$10])*([.$A11])^([.D$10])*(1-[.$A11])^(3-[.D$10])" office:value-type="percentage" office:value="0.027" calcext:value-type="percentage">
            <text:p>2,70 %</text:p>
          </table:table-cell>
          <table:table-cell table:style-name="ce3" table:formula="of:=COMBIN(3;[.E$10])*([.$A11])^([.E$10])*(1-[.$A11])^(3-[.E$10])" office:value-type="percentage" office:value="0.243" calcext:value-type="percentage">
            <text:p>24,30 %</text:p>
          </table:table-cell>
          <table:table-cell table:style-name="ce1" table:formula="of:=COMBIN(3;[.F$10])*([.$A11])^([.F$10])*(1-[.$A11])^(3-[.F$10])" office:value-type="percentage" office:value="0.729" calcext:value-type="percentage">
            <text:p>72,90 %</text:p>
          </table:table-cell>
          <table:table-cell/>
        </table:table-row>
        <table:table-row table:style-name="ro1">
          <table:table-cell table:style-name="ce1" office:value-type="percentage" office:value="0.2" calcext:value-type="percentage">
            <text:p>20,00 %</text:p>
          </table:table-cell>
          <table:table-cell office:value-type="string" calcext:value-type="string">
            <text:p>P(X=x | nA) = B(3, p)({x})</text:p>
          </table:table-cell>
          <table:table-cell table:style-name="ce1" table:formula="of:=COMBIN(3;[.C$10])*([.$A12])^([.C$10])*(1-[.$A12])^(3-[.C$10])" office:value-type="percentage" office:value="0.512" calcext:value-type="percentage">
            <text:p>51,20 %</text:p>
          </table:table-cell>
          <table:table-cell table:style-name="ce1" table:formula="of:=COMBIN(3;[.D$10])*([.$A12])^([.D$10])*(1-[.$A12])^(3-[.D$10])" office:value-type="percentage" office:value="0.384" calcext:value-type="percentage">
            <text:p>38,40 %</text:p>
          </table:table-cell>
          <table:table-cell table:style-name="ce3" table:formula="of:=COMBIN(3;[.E$10])*([.$A12])^([.E$10])*(1-[.$A12])^(3-[.E$10])" office:value-type="percentage" office:value="0.096" calcext:value-type="percentage">
            <text:p>9,60 %</text:p>
          </table:table-cell>
          <table:table-cell table:style-name="ce1" table:formula="of:=COMBIN(3;[.F$10])*([.$A12])^([.F$10])*(1-[.$A12])^(3-[.F$10])" office:value-type="percentage" office:value="0.008" calcext:value-type="percentage">
            <text:p>0,80 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w Summe: P(X=x)</text:p>
          </table:table-cell>
          <table:table-cell table:formula="of:=[.C11]*15%+[.C12]*85%" office:value-type="float" office:value="0.43535" calcext:value-type="float">
            <text:p>0,43535</text:p>
          </table:table-cell>
          <table:table-cell table:formula="of:=[.D11]*15%+[.D12]*85%" office:value-type="float" office:value="0.33045" calcext:value-type="float">
            <text:p>0,33045</text:p>
          </table:table-cell>
          <table:table-cell table:formula="of:=[.E11]*15%+[.E12]*85%" office:value-type="float" office:value="0.11805" calcext:value-type="float">
            <text:p>0,11805</text:p>
          </table:table-cell>
          <table:table-cell table:formula="of:=[.F11]*15%+[.F12]*85%" office:value-type="float" office:value="0.11615" calcext:value-type="float">
            <text:p>0,11615</text:p>
          </table:table-cell>
          <table:table-cell/>
        </table:table-row>
        <table:table-row table:style-name="ro1">
          <table:table-cell office:value-type="string" calcext:value-type="string">
            <text:p>P(A | X=2) = P(X=2, A) / P(A) = P(X=2 | A) * P(X=2) / P(A) = 24,30% * 11,81% / 15% = 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E11]/[.E13]*15%" office:value-type="float" office:value="0.308767471410419" calcext:value-type="float">
            <text:p>0,308767471410419</text:p>
          </table:table-cell>
          <table:table-cell table:number-columns-repeated="3"/>
          <table:table-cell table:formula="of:=[.F11]/[.F13]*15%" office:value-type="float" office:value="0.941455015066724" calcext:value-type="float">
            <text:p>0,94145501506672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 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k wie in Ang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k = X(7-k), Y = Summe Y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k ~ Geo(k / 6), P(Yk = w) = (k / 6) * (1-k/6)^(w – 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(Yk) = 6 / 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(Yk) = (1- k/6) / (6 / k)^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k unabhängig =&gt; unkorrellie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k=</text:p>
          </table:table-cell>
          <table:table-cell office:value-type="string" calcext:value-type="string">
            <text:p>6/k = </text:p>
          </table:table-cell>
          <table:table-cell/>
        </table:table-row>
        <table:table-row table:style-name="ro1">
          <table:table-cell office:value-type="string" calcext:value-type="string">
            <text:p>E(Y) = summe(k=1...6) 6/k = 14,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6/[.E25]" office:value-type="float" office:value="6" calcext:value-type="float">
            <text:p>6</text:p>
          </table:table-cell>
          <table:table-cell table:formula="of:=(1-[.E25]/6)*[.F25]*[.F2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ar(Y) = summe(k=1...6) (6/k)^2 = 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6/[.E26]" office:value-type="float" office:value="3" calcext:value-type="float">
            <text:p>3</text:p>
          </table:table-cell>
          <table:table-cell table:formula="of:=(1-[.E26]/6)*[.F26]*[.F2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da(Y) = </text:p>
          </table:table-cell>
          <table:table-cell table:formula="of:=SQRT([.G31])" office:value-type="float" office:value="6.24419730629967" calcext:value-type="float">
            <text:p>6,244197306299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6/[.E27]" office:value-type="float" office:value="2" calcext:value-type="float">
            <text:p>2</text:p>
          </table:table-cell>
          <table:table-cell table:formula="of:=(1-[.E27]/6)*[.F27]*[.F27]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6/[.E28]" office:value-type="float" office:value="1.5" calcext:value-type="float">
            <text:p>1,5</text:p>
          </table:table-cell>
          <table:table-cell table:formula="of:=(1-[.E28]/6)*[.F28]*[.F28]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6/[.E29]" office:value-type="float" office:value="1.2" calcext:value-type="float">
            <text:p>1,2</text:p>
          </table:table-cell>
          <table:table-cell table:formula="of:=(1-[.E29]/6)*[.F29]*[.F29]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6/[.E30]" office:value-type="float" office:value="1" calcext:value-type="float">
            <text:p>1</text:p>
          </table:table-cell>
          <table:table-cell table:formula="of:=(1-[.E30]/6)*[.F30]*[.F3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25:.F30])" office:value-type="float" office:value="14.7" calcext:value-type="float">
            <text:p>14,7</text:p>
          </table:table-cell>
          <table:table-cell table:formula="of:=SUM([.G25:.G30])" office:value-type="float" office:value="38.99" calcext:value-type="float">
            <text:p>38,9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(1-p)/p² = (1-(k/6) / (k/6)²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 style:data-style-name="N2" text:time-value="18:09:20.5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20:54:44.669000000</meta:creation-date>
    <dc:date>2019-05-20T09:10:25.128000000</dc:date>
    <meta:editing-duration>PT14H26M40S</meta:editing-duration>
    <meta:editing-cycles>2</meta:editing-cycles>
    <meta:generator>LibreOffice/6.1.2.1$Windows_X86_64 LibreOffice_project/65905a128db06ba48db947242809d14d3f9a93fe</meta:generator>
    <meta:document-statistic meta:table-count="1" meta:cell-count="77" meta:object-count="0"/>
  </office:meta>
</office:document-meta>
</file>